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keep-together="auto" fo:orphans="0" fo:widows="0" fo:keep-with-next="auto"/>
    </style:style>
    <style:style style:name="P2" style:family="paragraph" style:parent-style-name="Standard">
      <style:paragraph-properties fo:margin-left="0in" fo:margin-right="0in" fo:keep-together="auto" fo:orphans="0" fo:widows="0" fo:text-indent="0.5in" style:auto-text-indent="false" fo:keep-with-next="auto"/>
    </style:style>
    <style:style style:name="P3" style:family="paragraph" style:parent-style-name="Standard" style:list-style-name="WWNum1">
      <style:paragraph-properties fo:margin-left="0.5in" fo:margin-right="0in" fo:keep-together="auto" fo:orphans="0" fo:widows="0" fo:text-indent="-0.2492in" style:auto-text-indent="false" fo:keep-with-next="auto"/>
    </style:style>
    <style:style style:name="P4"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5" style:family="paragraph" style:parent-style-name="Standard" style:master-page-name="Standard">
      <style:paragraph-properties fo:keep-together="auto" fo:orphans="0" fo:widows="0" style:page-number="auto" fo:keep-with-next="auto"/>
    </style:style>
    <style:style style:name="P6" style:family="paragraph" style:parent-style-name="Heading_20_1">
      <style:paragraph-properties fo:text-align="center" style:justify-single-word="false" fo:keep-together="auto" fo:orphans="0" fo:widows="0" fo:keep-with-next="auto"/>
    </style:style>
    <style:style style:name="P7" style:family="paragraph" style:parent-style-name="Heading_20_2">
      <style:paragraph-properties fo:keep-together="auto" fo:orphans="0" fo:widows="0" fo:keep-with-next="auto"/>
    </style:style>
    <style:style style:name="T1" style:family="text">
      <style:text-properties style:text-underline-style="solid" style:text-underline-width="auto" style:text-underline-color="font-color"/>
    </style:style>
    <style:style style:name="T2" style:family="text">
      <style:text-properties style:font-name="Times New Roman" fo:font-size="12pt" style:font-name-asian="Times New Roman1" style:font-size-asian="12pt"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tab/><text:tab/><text:tab/><text:tab/><text:tab/><text:tab/>Ryan Fernando</text:p>
      <text:p text:style-name="P1"><text:tab/><text:tab/><text:tab/><text:tab/><text:tab/><text:tab/><text:tab/><text:tab/><text:tab/><text:tab/>Alejandro Gomez</text:p>
      <text:p text:style-name="P1"><text:tab/><text:tab/><text:tab/><text:tab/><text:tab/><text:tab/><text:tab/><text:tab/><text:tab/><text:tab/>Monika Mendoza</text:p>
      <text:p text:style-name="P1"><text:tab/><text:tab/><text:tab/><text:tab/><text:tab/><text:tab/><text:tab/><text:tab/><text:tab/><text:tab/>Ken Mamizuka</text:p>
      <text:p text:style-name="P1"><text:tab/><text:tab/><text:tab/><text:tab/><text:tab/><text:tab/><text:tab/><text:tab/><text:tab/><text:tab/>05/15/2013</text:p>
      <text:p text:style-name="P1"><text:tab/><text:tab/><text:tab/><text:tab/><text:tab/><text:tab/><text:tab/><text:tab/><text:tab/><text:tab/>ISYS 464</text:p>
      <text:h text:style-name="P6" text:outline-level="1"><text:bookmark text:name="h.albzw9hj4agw"/>Ike’s Place Database</text:h>
      <text:h text:style-name="P7" text:outline-level="2"><text:bookmark text:name="h.y6r4j42637nb"/></text:h>
      <text:h text:style-name="P7" text:outline-level="2"><text:bookmark text:name="h.avuuwense5bv"/><text:span text:style-name="T1">Project Participation</text:span></text:h>
      <text:p text:style-name="P1"/>
      <text:p text:style-name="P2"><text:span text:style-name="T2">For the semester group project, our group chose to construct a database for Ike’s sandwich place. We all came to this agreement after communicating other possibilities such as a coffee shop or a grocery store. The infrastructure of the project was a joint creation . After the ERD and logical schema we were able to work off google docs where we all began contributing to the tables. We were all able to be present for the computer lab session of class which helped with getting our build and loads running. The queries and the write up were a contribution of all meetings outside of class or working off google docs. <text:s/></text:span></text:p>
      <text:p text:style-name="P1"/>
      <text:h text:style-name="P7" text:outline-level="2"><text:bookmark text:name="h.714umm2akssk"/><text:span text:style-name="T1">Project Details</text:span></text:h>
      <text:p text:style-name="P1"/>
      <text:p text:style-name="P2"><text:span text:style-name="T2">The organization that our group modeled is Ike's Place. Currently there are nine locations throughout the Bay Area. Each location carries more than 20 different vegan and non-vegan sandwiches, most of which are unique to the specific store. They also carry other menu items which one can choose from such as drinks, chips, cookies, etc. Ike's Place’s prices range between $1 to $12. Staff and hours vary per location and the average wait time for a sandwich can range anywhere from 5 minutes to 45 minutes depending on the order and its ordered items. The waiting can be done at the specific location or at a place which we deliver to. </text:span></text:p>
      <text:p text:style-name="P1"/>
      <text:h text:style-name="P7" text:outline-level="2"><text:bookmark text:name="h.jxhadetlywzu"/><text:span text:style-name="T1">Table Descriptions</text:span></text:h>
      <text:p text:style-name="P1"/>
      <text:p text:style-name="P1"><text:span text:style-name="T2"><text:tab/>Our project consists of seven tables: Customer, Store, Orders, Menuitem, OrderedItem, Delivery, and Pickup. Our E-R diagram shows how our database functions. A Customer can submit one-to-many Orders. Orders can have a minimum of One Customer and a maximum of one Customer. The Orders includes a Store, an Orders can have a minimum and as many as one Store identified with <text:s/>the Orders. The Store can have one-to-many included Orders. <text:s text:c="2"/>An Orders will also need/include one-to-many OrderedItem(s) for quantity purposes which then the OrderedItem will include a minimum and maximum of one MenuItem. It works back to the MenuItem including one-to-many OrderedItem according to the quantity. The OrderedItem will </text:span><text:soft-page-break/><text:span text:style-name="T2">then have a minimum and maximum of one Orders. The last two tables that an Orders issues to would be Delivery or Pickup. A Delivery or Pickup can be Orders a minimum of one and a maximum of zero times according to what the Customer needs. The Delivery or Pickup can can have a minimum and a maximum of one Orders from the Customer. <text:s/>Ike’s Sandwich Place uses SQL to manage data in our relational database management system (RDBMS). <text:s/>We use SQL queries to modify, view and analyze our data. <text:s/>Some examples of SQL queries that we may run are shown below.</text:span></text:p>
      <text:p text:style-name="P1"/>
      <text:h text:style-name="P7" text:outline-level="2"><text:bookmark text:name="h.rv8rx5jdompj"/><text:span text:style-name="T1">Query Descriptions</text:span></text:h>
      <text:p text:style-name="P1"/>
      <text:list xml:id="list6600957421" text:style-name="WWNum1">
        <text:list-item>
          <text:p text:style-name="P3"><text:span text:style-name="T2">Selects either ‘Veggie’ or ‘Vegan’ sandwich, with over $10 from the menu. </text:span></text:p>
        </text:list-item>
        <text:list-item>
          <text:p text:style-name="P3"><text:span text:style-name="T2">Provides a count of <text:s/>the number of ‘Meat’ sandwiches that are less than $10 from the menu. </text:span></text:p>
        </text:list-item>
        <text:list-item>
          <text:p text:style-name="P3"><text:span text:style-name="T2">Provides the sum of order totals for each store.</text:span></text:p>
        </text:list-item>
        <text:list-item>
          <text:p text:style-name="P3"><text:span text:style-name="T2">The fourth query shows only the sandwich that has been ordered and also show how many of it has been ordered by the customers. </text:span></text:p>
        </text:list-item>
        <text:list-item>
          <text:p text:style-name="P3"><text:span text:style-name="T2">The fifth query display the pick-up orders created from the SFSU branch that has been payed using debit card. </text:span></text:p>
        </text:list-item>
        <text:list-item>
          <text:p text:style-name="P3"><text:span text:style-name="T2">The sixth query points out all of the customer who bought the sandwich using cash from any store, and also has a phone number starting with the area code 510 which is from the Alameda County of California. </text:span></text:p>
        </text:list-item>
        <text:list-item>
          <text:p text:style-name="P3"><text:span text:style-name="T2">The seventh query shows a customer(s) first and last name who has made order(s) from any of the branches, and displays the last names in alphabetical order. </text:span></text:p>
        </text:list-item>
        <text:list-item>
          <text:p text:style-name="P3"><text:span text:style-name="T2">The eighth query shows the order total for each of the order lines.</text:span></text:p>
        </text:list-item>
        <text:list-item>
          <text:p text:style-name="P3"><text:span text:style-name="T2">Creates a listing of all the stores and includes store id, store city location, store manager’s full name, and store main phone number. This listing would be useful for corporate offices to have in order to contact each location.</text:span></text:p>
        </text:list-item>
        <text:list-item>
          <text:p text:style-name="P3"><text:span text:style-name="T2">Creates a report of all orders for all store locations by a specific order date. The report includes order date, order type, order payment type, and store city location.</text:span></text:p>
        </text:list-item>
        <text:list-item>
          <text:p text:style-name="P3"><text:span text:style-name="T2">Creates a report of order deliveries and summarizes by store location. <text:s/>Report includes storeID, store city location, and number of deliveries.</text:span></text:p>
        </text:list-item>
        <text:list-item>
          <text:p text:style-name="P3"><text:span text:style-name="T2">Creates a report of order pickup and summarizes by store location. <text:s/>Report includes storeID, store city location, and number of pickups.</text:span></text:p>
        </text:list-item>
      </text:list>
      <text:p text:style-name="P1"/>
      <text:p text:style-name="P1"/>
      <text:p text:style-name="P1"/>
      <text:p text:style-name="P1"><text:span text:style-name="T2"><text:s/></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uto" fo:orphans="0" fo:widows="0" fo:keep-with-next="auto"/>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uto" fo:orphans="0" fo:widows="0" fo:keep-with-next="auto"/>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uto" fo:orphans="0" fo:widows="0" fo:keep-with-next="auto"/>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uto" fo:orphans="0" fo:widows="0" fo:keep-with-next="auto"/>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uto" fo:orphans="0" fo:widows="0" fo:keep-with-next="auto"/>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uto" fo:orphans="0" fo:widows="0" fo:keep-with-next="auto"/>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uto" fo:orphans="0" fo:widows="0" fo:keep-with-next="auto"/>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uto" fo:orphans="0" fo:widows="0" fo:keep-with-next="auto"/>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fo:font-variant="normal" fo:text-transform="none" fo:color="#000000" style:text-line-through-style="none" style:text-position="0% 100%" fo:font-size="12pt" fo:font-style="normal" style:text-underline-style="none" fo:font-weight="normal" style:font-name-asian="Times New Roman1" style:font-size-asian="12pt" style:font-style-asian="normal" style:font-weight-asian="normal"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e-up for project.docx</dc:title>
    <meta:generator>LibreOffice/3.5$Linux_X86_64 LibreOffice_project/350m1$Build-2</meta:generator>
    <dc:date>2014-04-17T11:06:28</dc:date>
    <dc:creator>AG </dc:creator>
    <meta:document-statistic meta:table-count="0" meta:image-count="0" meta:object-count="0" meta:page-count="2" meta:paragraph-count="27" meta:word-count="735" meta:character-count="4325" meta:non-whitespace-character-count="3548"/>
  </office:meta>
</office:document-meta>
</file>